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4.591cm" svg:height="8.491cm" svg:x="0.3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46:06.795484197</dc:date>
    <meta:editing-duration>PT5M3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2cm" svg:height="8.492cm" xlink:href="." xlink:type="simple" chart:class="chart:scatter" chart:style-name="ch1">
        <chart:plot-area chart:style-name="ch2" chart:data-source-has-labels="both" svg:x="0.291cm" svg:y="0.169cm" svg:width="14.01cm" svg:height="8.154cm">
          <chartooo:coordinate-region svg:x="0.833cm" svg:y="0.368cm" svg:width="13.374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44444444444444">
                <text:p>-3.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88888888888889">
                <text:p>-2.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77777777777778">
                <text:p>-1.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22222222222222">
                <text:p>-1.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44444444444445">
                <text:p>0.444444444444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